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2" svg:font-family="Verdana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SGO_20_Keyboard_20_Button">
      <style:graphic-properties draw:stroke="none" draw:stroke-linejoin="none" svg:stroke-linecap="butt" draw:fill="solid" draw:fill-color="#ffd320" draw:textarea-vertical-align="middle" draw:auto-grow-height="false" fo:min-height="0.968cm" fo:min-width="1.48cm" draw:shadow="hidden" draw:shadow-offset-x="0.03cm" draw:shadow-offset-y="0.03cm" draw:shadow-color="#000000" draw:shadow-opacity="100%"/>
    </style:style>
    <style:style style:name="gr2" style:family="graphic" style:parent-style-name="CSGO_20_Keyboard_20_Button">
      <style:graphic-properties draw:stroke="none" draw:stroke-linejoin="none" svg:stroke-linecap="butt" draw:fill="solid" draw:fill-color="#ff6666" draw:textarea-vertical-align="middle" draw:auto-grow-height="false" fo:min-height="0.968cm" fo:min-width="1.479cm" draw:shadow="hidden" draw:shadow-offset-x="0.03cm" draw:shadow-offset-y="0.03cm" draw:shadow-color="#000000" draw:shadow-opacity="100%"/>
    </style:style>
    <style:style style:name="gr3" style:family="graphic" style:parent-style-name="CSGO_20_Keyboard_20_Button">
      <style:graphic-properties draw:stroke="none" draw:stroke-linejoin="none" svg:stroke-linecap="butt" draw:fill="solid" draw:fill-color="#ff6666" draw:textarea-vertical-align="middle" draw:auto-grow-height="false" fo:min-height="0.968cm" fo:min-width="1.48cm" draw:shadow="hidden" draw:shadow-offset-x="0.03cm" draw:shadow-offset-y="0.03cm" draw:shadow-color="#000000" draw:shadow-opacity="100%"/>
    </style:style>
    <style:style style:name="gr4" style:family="graphic" style:parent-style-name="CSGO_20_Keyboard_20_Button">
      <style:graphic-properties draw:stroke="none" draw:stroke-linejoin="none" svg:stroke-linecap="butt" draw:fill="solid" draw:fill-color="#ff6666" draw:textarea-vertical-align="middle" draw:auto-grow-height="false" fo:min-height="0.968cm" fo:min-width="1.481cm" draw:shadow="hidden" draw:shadow-offset-x="0.03cm" draw:shadow-offset-y="0.03cm" draw:shadow-color="#000000" draw:shadow-opacity="100%"/>
    </style:style>
    <style:style style:name="gr5" style:family="graphic" style:parent-style-name="CSGO_20_Keyboard_20_Button">
      <style:graphic-properties draw:stroke="none" draw:stroke-linejoin="none" svg:stroke-linecap="butt" draw:fill="solid" draw:fill-color="#dddddd" draw:textarea-vertical-align="middle" draw:auto-grow-height="false" fo:min-height="0.968cm" fo:min-width="1.48cm" draw:shadow="hidden" draw:shadow-offset-x="0.03cm" draw:shadow-offset-y="0.03cm" draw:shadow-color="#000000" draw:shadow-opacity="100%"/>
    </style:style>
    <style:style style:name="gr6" style:family="graphic" style:parent-style-name="CSGO_20_Keyboard_20_Button">
      <style:graphic-properties draw:stroke="none" draw:stroke-linejoin="none" svg:stroke-linecap="butt" draw:fill="solid" draw:fill-color="#dddddd" draw:textarea-vertical-align="middle" draw:auto-grow-height="false" fo:min-height="0.968cm" fo:min-width="1.479cm" draw:shadow="hidden" draw:shadow-offset-x="0.03cm" draw:shadow-offset-y="0.03cm" draw:shadow-color="#000000" draw:shadow-opacity="100%"/>
    </style:style>
    <style:style style:name="gr7" style:family="graphic" style:parent-style-name="CSGO_20_Keyboard_20_Button">
      <style:graphic-properties draw:stroke="none" draw:stroke-linejoin="none" svg:stroke-linecap="butt" draw:fill="solid" draw:fill-color="#dddddd" draw:textarea-vertical-align="middle" draw:auto-grow-height="false" fo:min-height="0.967cm" fo:min-width="2.665cm" draw:shadow="hidden" draw:shadow-offset-x="0.03cm" draw:shadow-offset-y="0.03cm" draw:shadow-color="#000000" draw:shadow-opacity="100%"/>
    </style:style>
    <style:style style:name="gr8" style:family="graphic" style:parent-style-name="CSGO_20_Keyboard_20_Button">
      <style:graphic-properties draw:stroke="none" draw:stroke-linejoin="none" svg:stroke-linecap="butt" draw:fill="solid" draw:fill-color="#dddddd" draw:textarea-vertical-align="middle" draw:auto-grow-height="false" fo:min-height="0.967cm" fo:min-width="1.481cm" draw:shadow="hidden" draw:shadow-offset-x="0.03cm" draw:shadow-offset-y="0.03cm" draw:shadow-color="#000000" draw:shadow-opacity="100%"/>
    </style:style>
    <style:style style:name="gr9" style:family="graphic" style:parent-style-name="CSGO_20_Keyboard_20_Button">
      <style:graphic-properties draw:stroke="none" draw:stroke-linejoin="none" svg:stroke-linecap="butt" draw:fill="solid" draw:fill-color="#dddddd" draw:textarea-vertical-align="middle" draw:auto-grow-height="false" fo:min-height="0.967cm" fo:min-width="1.48cm" draw:shadow="hidden" draw:shadow-offset-x="0.03cm" draw:shadow-offset-y="0.03cm" draw:shadow-color="#000000" draw:shadow-opacity="100%"/>
    </style:style>
    <style:style style:name="gr10" style:family="graphic" style:parent-style-name="CSGO_20_Keyboard_20_Button">
      <style:graphic-properties draw:stroke="none" draw:stroke-linejoin="none" svg:stroke-linecap="butt" draw:fill="solid" draw:fill-color="#aecf00" draw:textarea-vertical-align="middle" draw:auto-grow-height="false" fo:min-height="0.967cm" fo:min-width="3.475cm" draw:shadow="hidden" draw:shadow-offset-x="0.03cm" draw:shadow-offset-y="0.03cm" draw:shadow-color="#000000" draw:shadow-opacity="100%"/>
    </style:style>
    <style:style style:name="gr11" style:family="graphic" style:parent-style-name="CSGO_20_Keyboard_20_Button">
      <style:graphic-properties draw:stroke="none" draw:stroke-linejoin="none" svg:stroke-linecap="butt" draw:fill="solid" draw:fill-color="#dddddd" draw:textarea-vertical-align="middle" draw:auto-grow-height="false" fo:min-height="0.968cm" fo:min-width="2.072cm" draw:shadow="hidden" draw:shadow-offset-x="0.03cm" draw:shadow-offset-y="0.03cm" draw:shadow-color="#000000" draw:shadow-opacity="100%"/>
    </style:style>
    <style:style style:name="gr12" style:family="graphic" style:parent-style-name="CSGO_20_Keyboard_20_Button">
      <style:graphic-properties draw:stroke="none" draw:stroke-linejoin="none" svg:stroke-linecap="butt" draw:fill="solid" draw:fill-color="#dddddd" draw:textarea-vertical-align="middle" draw:auto-grow-height="false" fo:min-height="0.968cm" fo:min-width="7.191cm" draw:shadow="hidden" draw:shadow-offset-x="0.03cm" draw:shadow-offset-y="0.03cm" draw:shadow-color="#000000" draw:shadow-opacity="100%"/>
    </style:style>
    <style:style style:name="gr13" style:family="graphic" style:parent-style-name="CSGO_20_Keyboard_20_Button">
      <style:graphic-properties draw:stroke="none" draw:stroke-linejoin="none" svg:stroke-linecap="butt" draw:fill="solid" draw:fill-color="#aecf00" draw:textarea-vertical-align="middle" draw:auto-grow-height="false" fo:min-height="0.968cm" fo:min-width="2.22cm" draw:shadow="hidden" draw:shadow-offset-x="0.03cm" draw:shadow-offset-y="0.03cm" draw:shadow-color="#000000" draw:shadow-opacity="100%"/>
    </style:style>
    <style:style style:name="gr14" style:family="graphic" style:parent-style-name="CSGO_20_Keyboard_20_Button">
      <style:graphic-properties draw:stroke="none" draw:stroke-linejoin="none" svg:stroke-linecap="butt" draw:fill="solid" draw:fill-color="#ff6666" draw:textarea-vertical-align="middle" draw:auto-grow-height="false" fo:min-height="0.967cm" fo:min-width="1.481cm" draw:shadow="hidden" draw:shadow-offset-x="0.03cm" draw:shadow-offset-y="0.03cm" draw:shadow-color="#000000" draw:shadow-opacity="100%"/>
    </style:style>
    <style:style style:name="gr15" style:family="graphic" style:parent-style-name="CSGO_20_Keyboard_20_Button">
      <style:graphic-properties draw:stroke="none" draw:stroke-linejoin="none" svg:stroke-linecap="butt" draw:fill="solid" draw:fill-color="#ff6666" draw:textarea-vertical-align="middle" draw:auto-grow-height="false" fo:min-height="0.967cm" fo:min-width="1.482cm" draw:shadow="hidden" draw:shadow-offset-x="0.03cm" draw:shadow-offset-y="0.03cm" draw:shadow-color="#000000" draw:shadow-opacity="100%"/>
    </style:style>
    <style:style style:name="gr16" style:family="graphic" style:parent-style-name="CSGO_20_Keyboard_20_Button">
      <style:graphic-properties draw:stroke="none" draw:stroke-linejoin="none" svg:stroke-linecap="butt" draw:textarea-vertical-align="middle" draw:auto-grow-height="false" fo:min-height="0.968cm" fo:min-width="2.993cm" draw:shadow="hidden" draw:shadow-offset-x="0.03cm" draw:shadow-offset-y="0.03cm" draw:shadow-color="#000000" draw:shadow-opacity="100%"/>
    </style:style>
    <style:style style:name="gr17" style:family="graphic" style:parent-style-name="CSGO_20_Keyboard_20_Button">
      <style:graphic-properties draw:stroke="none" draw:fill="solid" draw:fill-color="#aecf00" draw:textarea-horizontal-align="justify" draw:textarea-vertical-align="middle" draw:auto-grow-height="false" fo:min-height="0.5cm" fo:min-width="5cm" draw:shadow="hidden" draw:shadow-offset-x="0.03cm" draw:shadow-offset-y="0.03cm" draw:shadow-color="#000000" draw:shadow-opacity="100%"/>
    </style:style>
    <style:style style:name="gr18" style:family="graphic" style:parent-style-name="CSGO_20_Keyboard_20_Button">
      <style:graphic-properties draw:stroke="none" svg:stroke-color="#000000" draw:fill="none" draw:fill-color="#ffffff" fo:min-height="0.513cm" draw:shadow="hidden" draw:shadow-offset-x="0.03cm" draw:shadow-offset-y="0.03cm" draw:shadow-color="#000000" draw:shadow-opacity="100%"/>
    </style:style>
    <style:style style:name="gr19" style:family="graphic" style:parent-style-name="CSGO_20_Keyboard_20_Button">
      <style:graphic-properties draw:stroke="none" draw:stroke-linejoin="none" svg:stroke-linecap="butt" draw:fill="solid" draw:fill-color="#ff6666" draw:textarea-vertical-align="middle" draw:auto-grow-height="false" fo:min-height="0.5cm" fo:min-width="5cm" draw:shadow="hidden" draw:shadow-offset-x="0.03cm" draw:shadow-offset-y="0.03cm" draw:shadow-color="#000000" draw:shadow-opacity="100%"/>
    </style:style>
    <style:style style:name="gr20" style:family="graphic" style:parent-style-name="CSGO_20_Keyboard_20_Button">
      <style:graphic-properties draw:stroke="none" draw:stroke-linejoin="none" svg:stroke-linecap="butt" draw:fill="solid" draw:fill-color="#333333" draw:textarea-vertical-align="middle" draw:auto-grow-height="false" fo:min-height="0.5cm" fo:min-width="5cm" draw:shadow="hidden" draw:shadow-offset-x="0.03cm" draw:shadow-offset-y="0.03cm" draw:shadow-color="#000000" draw:shadow-opacity="100%"/>
    </style:style>
    <style:style style:name="gr21" style:family="graphic" style:parent-style-name="CSGO_20_Keyboard_20_Button">
      <style:graphic-properties draw:stroke="none" draw:stroke-linejoin="none" svg:stroke-linecap="butt" draw:fill="solid" draw:fill-color="#dddddd" draw:textarea-vertical-align="middle" draw:auto-grow-height="false" fo:min-height="0.968cm" fo:min-width="2.407cm" draw:shadow="hidden" draw:shadow-offset-x="0.03cm" draw:shadow-offset-y="0.03cm" draw:shadow-color="#000000" draw:shadow-opacity="100%"/>
    </style:style>
    <style:style style:name="gr22" style:family="graphic" style:parent-style-name="CSGO_20_Keyboard_20_Button">
      <style:graphic-properties draw:stroke="none" draw:stroke-linejoin="none" svg:stroke-linecap="butt" draw:fill="solid" draw:fill-color="#dddddd" draw:textarea-vertical-align="middle" draw:auto-grow-height="false" fo:min-height="0.968cm" fo:min-width="2.157cm" draw:shadow="hidden" draw:shadow-offset-x="0.03cm" draw:shadow-offset-y="0.03cm" draw:shadow-color="#000000" draw:shadow-opacity="100%"/>
    </style:style>
    <style:style style:name="gr23" style:family="graphic" style:parent-style-name="CSGO_20_Keyboard_20_Button">
      <style:graphic-properties draw:stroke="none" draw:stroke-linejoin="none" svg:stroke-linecap="butt" draw:fill="solid" draw:fill-color="#ffd320" draw:textarea-vertical-align="middle" draw:auto-grow-height="false" fo:min-height="0.5cm" fo:min-width="5cm" draw:shadow="hidden" draw:shadow-offset-x="0.03cm" draw:shadow-offset-y="0.03cm" draw:shadow-color="#000000" draw:shadow-opacity="100%"/>
    </style:style>
    <style:style style:name="gr24" style:family="graphic" style:parent-style-name="CSGO_20_Keyboard_20_Button">
      <style:graphic-properties draw:stroke="none" draw:fill="solid" draw:fill-color="#dddddd" draw:textarea-horizontal-align="justify" draw:textarea-vertical-align="middle" draw:auto-grow-height="false" fo:min-height="0.5cm" fo:min-width="5cm" draw:shadow="hidden" draw:shadow-offset-x="0.03cm" draw:shadow-offset-y="0.03cm" draw:shadow-color="#000000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center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P6" style:family="paragraph">
      <style:text-properties fo:color="#579d1c"/>
    </style:style>
    <style:style style:name="P7" style:family="paragraph">
      <style:paragraph-properties fo:text-align="center"/>
      <style:text-properties style:use-window-font-color="true"/>
    </style:style>
    <style:style style:name="T1" style:family="text"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use-window-font-color="true" fo:font-size="6pt" fo:font-weight="bold" style:font-size-asian="6pt" style:font-weight-asian="bold" style:font-size-complex="6pt" style:font-weight-complex="bold"/>
    </style:style>
    <style:style style:name="T3" style:family="text">
      <style:text-properties style:use-window-font-color="true" fo:font-size="6pt" fo:text-shadow="none" fo:font-weight="normal" style:font-size-asian="6pt" style:font-weight-asian="normal" style:font-size-complex="6pt" style:font-weight-complex="normal"/>
    </style:style>
    <style:style style:name="T4" style:family="text">
      <style:text-properties style:use-window-font-color="true" fo:font-size="6pt" fo:text-shadow="none" fo:font-weight="bold" style:font-size-asian="6pt" style:font-weight-asian="bold" style:font-size-complex="6pt" style:font-weight-complex="bold"/>
    </style:style>
    <style:style style:name="T5" style:family="text">
      <style:text-properties style:use-window-font-color="tru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1.48cm" svg:height="0.968cm" svg:x="3.639cm" svg:y="3.028cm">
          <text:p text:style-name="P1"><text:span text:style-name="T1">1</text:span></text:p>
          <text:p text:style-name="P1"><text:span text:style-name="T2">slot3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" draw:text-style-name="P2" draw:layer="layout" svg:width="1.479cm" svg:height="0.968cm" svg:x="5.274cm" svg:y="3.028cm">
          <text:p text:style-name="P1"><text:span text:style-name="T3">2</text:span></text:p>
          <text:p text:style-name="P1"><text:span text:style-name="T4">smoke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3" draw:text-style-name="P2" draw:layer="layout" svg:width="1.48cm" svg:height="0.968cm" svg:x="6.906cm" svg:y="3.028cm">
          <text:p text:style-name="P1"><text:span text:style-name="T3">3</text:span></text:p>
          <text:p text:style-name="P1"><text:span text:style-name="T4">flash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4" draw:text-style-name="P2" draw:layer="layout" svg:width="1.481cm" svg:height="0.968cm" svg:x="8.512cm" svg:y="3.028cm">
          <text:p text:style-name="P1"><text:span text:style-name="T3">4</text:span></text:p>
          <text:p text:style-name="P1"><text:span text:style-name="T4">he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" draw:text-style-name="P2" draw:layer="layout" svg:width="1.48cm" svg:height="0.968cm" svg:x="4.54cm" svg:y="4.092cm">
          <text:p text:style-name="P1"><text:span text:style-name="T3">Q</text:span></text:p>
          <text:p text:style-name="P1"><text:span text:style-name="T4">inng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5" draw:text-style-name="P2" draw:layer="layout" svg:width="1.48cm" svg:height="0.968cm" svg:x="7.783cm" svg:y="4.092cm">
          <text:p text:style-name="P1"><text:span text:style-name="T3">E</text:span></text:p>
          <text:p text:style-name="P1"><text:span text:style-name="T4">use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6" draw:text-style-name="P2" draw:layer="layout" svg:width="1.479cm" svg:height="0.968cm" svg:x="9.404cm" svg:y="4.092cm">
          <text:p text:style-name="P1"><text:span text:style-name="T3">R</text:span></text:p>
          <text:p text:style-name="P1"><text:span text:style-name="T4">reload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7" draw:text-style-name="P2" draw:layer="layout" svg:width="2.665cm" svg:height="0.967cm" svg:x="2cm" svg:y="5.157cm">
          <text:p text:style-name="P1"><text:span text:style-name="T3">CAPS LOCK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8" draw:text-style-name="P2" draw:layer="layout" svg:width="1.481cm" svg:height="0.967cm" svg:x="9.721cm" svg:y="5.157cm">
          <text:p text:style-name="P1"><text:span text:style-name="T3">F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9" draw:text-style-name="P2" draw:layer="layout" svg:width="1.48cm" svg:height="0.967cm" svg:x="11.324cm" svg:y="5.157cm">
          <text:p text:style-name="P1"><text:span text:style-name="T3">G</text:span></text:p>
          <text:p text:style-name="P1"><text:span text:style-name="T4">drop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0" draw:text-style-name="P2" draw:layer="layout" svg:width="3.475cm" svg:height="0.967cm" svg:x="2cm" svg:y="6.221cm">
          <text:p text:style-name="P1"><text:span text:style-name="T3">SHIFT</text:span></text:p>
          <text:p text:style-name="P1"><text:span text:style-name="T4">duck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1" draw:text-style-name="P2" draw:layer="layout" svg:width="2.072cm" svg:height="0.968cm" svg:x="6.635cm" svg:y="7.285cm">
          <text:p text:style-name="P1"><text:span text:style-name="T3">ALT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2" draw:text-style-name="P2" draw:layer="layout" svg:width="7.191cm" svg:height="0.968cm" svg:x="8.809cm" svg:y="7.285cm">
          <text:p text:style-name="P1"><text:span text:style-name="T3">SPACE</text:span></text:p>
          <text:p text:style-name="P1"><text:span text:style-name="T4">jump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3" draw:text-style-name="P2" draw:layer="layout" svg:width="2.22cm" svg:height="0.968cm" svg:x="2cm" svg:y="7.285cm">
          <text:p text:style-name="P1"><text:span text:style-name="T3">CTRL</text:span></text:p>
          <text:p text:style-name="P1"><text:span text:style-name="T4">speed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4" draw:text-style-name="P2" draw:layer="layout" svg:width="1.481cm" svg:height="0.967cm" svg:x="5.623cm" svg:y="6.221cm">
          <text:p text:style-name="P1"><text:span text:style-name="T3">Z</text:span></text:p>
          <text:p text:style-name="P1"><text:span text:style-name="T4">decoy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5" draw:text-style-name="P2" draw:layer="layout" svg:width="1.482cm" svg:height="0.967cm" svg:x="7.221cm" svg:y="6.221cm">
          <text:p text:style-name="P1"><text:span text:style-name="T3">X</text:span></text:p>
          <text:p text:style-name="P1"><text:span text:style-name="T4">molotov</text:span></text:p>
          <text:p text:style-name="P1"><text:span text:style-name="T4">incendiary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6" draw:text-style-name="P4" draw:layer="layout" svg:width="2.993cm" svg:height="0.968cm" svg:x="13.031cm" svg:y="2.759cm">
          <text:p text:style-name="P3"><text:span text:style-name="T3">WHEEL DOWN</text:span></text:p>
          <text:p text:style-name="P3"><text:span text:style-name="T4">jump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6" draw:text-style-name="P4" draw:layer="layout" svg:width="2.993cm" svg:height="0.968cm" svg:x="13.031cm" svg:y="3.813cm">
          <text:p text:style-name="P3"><text:span text:style-name="T3">MOUSE 4 (SIDE BUTTON)</text:span></text:p>
          <text:p text:style-name="P3"><text:span text:style-name="T4">use weapon_c4; drop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7" draw:text-style-name="P5" draw:layer="layout" svg:width="5cm" svg:height="0.5cm" svg:x="2cm" svg:y="10.241cm">
          <text:p text:style-name="P1"><text:span text:style-name="T1">attached command: </text:span><text:span text:style-name="T2">r_cleardecals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712cm" svg:height="0.513cm" svg:x="13.671cm" svg:y="2cm">
          <draw:text-box>
            <text:p>Mouse</text:p>
          </draw:text-box>
        </draw:frame>
        <draw:frame draw:style-name="gr18" draw:text-style-name="P6" draw:layer="layout" svg:width="2.5cm" svg:height="0.513cm" svg:x="2.1cm" svg:y="2.087cm">
          <draw:text-box>
            <text:p>Keyboard</text:p>
          </draw:text-box>
        </draw:frame>
        <draw:custom-shape draw:style-name="gr19" draw:text-style-name="P2" draw:layer="layout" svg:width="5cm" svg:height="0.5cm" svg:x="2cm" svg:y="9.621cm">
          <text:p text:style-name="P1"><text:span text:style-name="T4">grenades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0" draw:text-style-name="P2" draw:layer="layout" svg:width="5cm" svg:height="0.5cm" svg:x="8cm" svg:y="9cm">
          <text:p text:style-name="P7"><text:span text:style-name="T4">inng –</text:span><text:span text:style-name="T3"> </text:span><text:span text:style-name="T4">invnextnongrenade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5" draw:text-style-name="P2" draw:layer="layout" svg:width="1.48cm" svg:height="0.968cm" svg:x="2.005cm" svg:y="3.024cm">
          <text:p text:style-name="P2">~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1" draw:text-style-name="P2" draw:layer="layout" svg:width="2.407cm" svg:height="0.968cm" svg:x="1.993cm" svg:y="4.088cm">
          <text:p text:style-name="P2">TAB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8" draw:text-style-name="P2" draw:layer="layout" svg:width="1.481cm" svg:height="0.967cm" svg:x="4.818cm" svg:y="5.172cm">
          <text:p text:style-name="P2">A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2" draw:text-style-name="P2" draw:layer="layout" svg:width="2.157cm" svg:height="0.968cm" svg:x="4.35cm" svg:y="7.285cm">
          <text:p text:style-name="P1"><text:span text:style-name="T3"/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8" draw:text-style-name="P2" draw:layer="layout" svg:width="1.481cm" svg:height="0.967cm" svg:x="6.452cm" svg:y="5.168cm">
          <text:p text:style-name="P2">S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8" draw:text-style-name="P2" draw:layer="layout" svg:width="1.481cm" svg:height="0.967cm" svg:x="8.087cm" svg:y="5.164cm">
          <text:p text:style-name="P2">D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8" draw:text-style-name="P2" draw:layer="layout" svg:width="1.481cm" svg:height="0.967cm" svg:x="6.161cm" svg:y="4.086cm">
          <text:p text:style-name="P2">W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3" draw:text-style-name="P2" draw:layer="layout" svg:width="5cm" svg:height="0.5cm" svg:x="2cm" svg:y="9cm">
          <text:p text:style-name="P1"><text:span text:style-name="T4">weapons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0" draw:text-style-name="P2" draw:layer="layout" svg:width="5cm" svg:height="0.5cm" svg:x="8cm" svg:y="9.583cm">
          <text:p text:style-name="P1"><text:span text:style-name="T4">he –</text:span><text:span text:style-name="T3"> </text:span><text:span text:style-name="T4">high explosive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6" draw:text-style-name="P2" draw:layer="layout" svg:width="1.479cm" svg:height="0.968cm" svg:x="10.996cm" svg:y="4.087cm">
          <text:p text:style-name="P1"><text:span text:style-name="T3">T</text:span></text:p>
          <text:p text:style-name="P1"><text:span text:style-name="T4">law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0" draw:text-style-name="P2" draw:layer="layout" svg:width="5cm" svg:height="0.5cm" svg:x="8cm" svg:y="10.174cm">
          <text:p text:style-name="P1"><text:span text:style-name="T4">law –</text:span><text:span text:style-name="T3"> </text:span><text:span text:style-name="T4">look at weapon</text:span></text:p>
          <draw:enhanced-geometry svg:viewBox="0 0 21600 21600" draw:mirror-horizontal="false" draw:mirror-vertical="false" draw:extrusion="false" draw:extrusion-rotation-angle="0 -20" draw:extrusion-depth="0.1cm 0" dr3d:shade-mode="flat" draw:extrusion-metal="false" draw:extrusion-specularity="122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4" draw:text-style-name="P5" draw:layer="layout" svg:width="5cm" svg:height="0.5cm" svg:x="2cm" svg:y="10.865cm">
          <text:p text:style-name="P1"><text:span text:style-name="T5">defaults/unbind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2" svg:font-family="Verdana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cm" draw:shadow-offset-y="0.1cm" draw:shadow-color="#ff660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CSGO_20_Keyboard_20_Button" style:display-name="CSGO Keyboard Button" style:family="graphic" style:parent-style-name="standard">
      <style:graphic-properties draw:stroke="none" svg:stroke-width="0.02cm" svg:stroke-color="#3465a4" draw:marker-start-width="0.26cm" draw:marker-end-width="0.26cm" draw:stroke-linejoin="round" svg:stroke-linecap="butt" draw:fill-color="#729fcf" draw:fill-gradient-name="Gradient_20_2" draw:fill-hatch-name="Hatching_20_1" draw:fill-image-name="Bitmap_20_1" fo:padding-top="0cm" fo:padding-bottom="0cm" fo:padding-left="0cm" fo:padding-right="0cm" draw:shadow="visible" draw:shadow-offset-x="0.03cm" draw:shadow-offset-y="0.03cm" draw:shadow-color="#000000" draw:shadow-opacity="100%"/>
      <style:paragraph-properties>
        <style:tab-stops/>
      </style:paragraph-properties>
      <style:text-properties style:font-name="Verdana2" fo:font-family="Verdana" style:font-style-name="Normalny" style:font-family-generic="swiss" style:font-pitch="variable" fo:font-size="12pt" fo:language="en" fo:country="US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04:34:39.198000000</meta:creation-date>
    <dc:date>2014-10-16T02:29:52.962000000</dc:date>
    <meta:editing-duration>PT3H10M54S</meta:editing-duration>
    <meta:editing-cycles>24</meta:editing-cycles>
    <meta:generator>LibreOffice/4.3.1.2$Windows_x86 LibreOffice_project/958349dc3b25111dbca392fbc281a05559ef6848</meta:generator>
    <meta:document-statistic meta:object-count="35"/>
  </office:meta>
</office:document-meta>
</file>